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ro1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padme-anakin-luke</text:p>
          </table:table-cell>
          <table:table-cell table:style-name="ce411" office:value-type="string" calcext:value-type="string">
            <text:p>som-leia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/>
        </table:table-row>
        <table:table-row table:style-name="ro14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e-anakin-vader-ffm</text:p>
          </table:table-cell>
          <table:table-cell table:style-name="ce411" office:value-type="string" calcext:value-type="string">
            <text:p>som-sheev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b-elizabeth</text:p>
          </table:table-cell>
          <table:table-cell table:style-name="ce411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c-bernie</text:p>
          </table:table-cell>
          <table:table-cell table:style-name="ce411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19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1:44:06.277051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8T14:58:04.286454610</dc:date>
    <meta:editing-duration>P122DT7H58M46S</meta:editing-duration>
    <meta:editing-cycles>1496</meta:editing-cycles>
    <meta:document-statistic meta:table-count="12" meta:cell-count="3296" meta:object-count="0"/>
  </office:meta>
</office:document-meta>
</file>